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91593B827A8AD999.png" manifest:media-type="image/png"/>
  <manifest:file-entry manifest:full-path="Pictures/1000020100000556000003008B134EBF542930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width="0.2cm" svg:stroke-color="#333333" draw:marker-start-width="0.5cm" draw:marker-end-width="0.5cm" draw:textarea-horizontal-align="center" draw:textarea-vertical-align="middle" draw:color-mode="standard" draw:luminance="0%" draw:contrast="0%" draw:gamma="100%" draw:red="0%" draw:green="0%" draw:blue="0%" fo:clip="rect(4.844cm, 9.084cm, 0cm, 3.504cm)" draw:image-opacity="100%" style:mirror="none"/>
    </style:style>
    <style:style style:name="gr2" style:family="graphic" style:parent-style-name="Objeto_20_sin_20_relleno_20_ni_20_línea">
      <style:graphic-properties draw:stroke="solid" svg:stroke-width="0.2cm" svg:stroke-color="#333333" draw:marker-start-width="0.5cm" draw:marker-end-width="0.5cm" draw:textarea-horizontal-align="center" draw:textarea-vertical-align="middle" draw:color-mode="standard" draw:luminance="0%" draw:contrast="0%" draw:gamma="100%" draw:red="0%" draw:green="0%" draw:blue="0%" fo:clip="rect(4.776cm, 6.695cm, 0cm, 8.711cm)" draw:image-opacity="100%" style:mirror="none"/>
    </style:style>
    <style:style style:name="gr3" style:family="graphic" style:parent-style-name="Objeto_20_sin_20_relleno_20_ni_20_línea">
      <style:graphic-properties draw:stroke="solid" svg:stroke-width="0.2cm" svg:stroke-color="#333333" draw:marker-start-width="0.5cm" draw:marker-end-width="0.5cm" draw:textarea-horizontal-align="center" draw:textarea-vertical-align="middle" draw:color-mode="standard" draw:luminance="0%" draw:contrast="0%" draw:gamma="100%" draw:red="0%" draw:green="0%" draw:blue="0%" fo:clip="rect(4.945cm, 8.939cm, 0cm, 7.4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315cm" svg:height="7.434cm" svg:x="1.2cm" svg:y="1.166cm">
          <draw:image xlink:href="Pictures/1000020100000556000003008B134EBF542930F3.png" xlink:type="simple" xlink:show="embed" xlink:actuate="onLoad" loext:mime-type="image/png">
            <text:p/>
          </draw:image>
        </draw:frame>
        <draw:frame draw:style-name="gr2" draw:text-style-name="P1" draw:layer="layout" svg:width="11.3cm" svg:height="8.57cm" svg:x="1.2cm" svg:y="8.9cm">
          <draw:image xlink:href="Pictures/10000201000005560000030091593B827A8AD999.png" xlink:type="simple" xlink:show="embed" xlink:actuate="onLoad" loext:mime-type="image/png">
            <text:p/>
          </draw:image>
        </draw:frame>
        <draw:frame draw:style-name="gr3" draw:text-style-name="P1" draw:layer="layout" svg:width="11.324cm" svg:height="8.8cm" svg:x="1.2cm" svg:y="17.7cm">
          <draw:image xlink:href="Pictures/1000020100000556000003008B134EBF542930F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9:57:31.019295661</meta:creation-date>
    <dc:date>2021-04-14T20:09:03.289467364</dc:date>
    <meta:editing-duration>PT1M11S</meta:editing-duration>
    <meta:editing-cycles>1</meta:editing-cycles>
    <meta:document-statistic meta:object-count="3"/>
    <meta:generator>LibreOffice/6.4.6.2$Linux_X86_64 LibreOffice_project/40$Build-2</meta:generator>
  </office:meta>
</office:document-meta>
</file>